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-Bold" svg:font-family="Calibri-Bold"/>
    <style:font-face style:name="Clarendon Extended" svg:font-family="'Clarendon Extended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ITC Zapf Chancery" svg:font-family="'ITC Zapf Chancery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/>
    </style:style>
    <style:style style:name="P5" style:family="paragraph" style:parent-style-name="Standard">
      <style:paragraph-properties fo:text-align="center" style:justify-single-word="false"/>
      <style:text-properties style:font-name="Calibri" style:text-underline-style="none"/>
    </style:style>
    <style:style style:name="P6" style:family="paragraph" style:parent-style-name="Standard">
      <style:paragraph-properties fo:text-align="justify" style:justify-single-word="false"/>
      <style:text-properties fo:color="#c5000b" style:font-name="Calibri"/>
    </style:style>
    <style:style style:name="P7" style:family="paragraph" style:parent-style-name="Standard">
      <style:paragraph-properties fo:text-align="center" style:justify-single-word="false"/>
      <style:text-properties fo:color="#c5000b" style:font-name="ITC Zapf Chancery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5000b" style:font-name="ITC Zapf Chancery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c5000b" style:font-name="ITC Zapf Chancery" fo:font-size="28pt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fo:color="#c5000b" style:font-name="ITC Zapf Chancery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style:font-style-asian="normal"/>
    </style:style>
    <style:style style:name="T4" style:family="text">
      <style:text-properties style:font-weight-asian="bold"/>
    </style:style>
    <style:style style:name="T5" style:family="text">
      <style:text-properties style:font-style-complex="normal"/>
    </style:style>
    <style:style style:name="T6" style:family="text">
      <style:text-properties style:font-weight-complex="bold"/>
    </style:style>
    <style:style style:name="T7" style:family="text">
      <style:text-properties style:font-name="Clarendon Extended"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-RENDU</text:p>
      <text:p text:style-name="P5">De la réunion de Conseil Municipal</text:p>
      <text:p text:style-name="P5">Du jeudi 16 décembre 2010</text:p>
      <text:p text:style-name="P1"/>
      <text:p text:style-name="P2"><text:span text:style-name="T7">˜˜˜˜˜˜˜˜˜˜˜˜˜˜˜˜˜˜˜˜˜˜</text:span></text:p>
      <text:p text:style-name="P4">Lors de sa dernière séance, le Conseil Municipal :</text:p>
      <text:p text:style-name="P4"/>
      <text:p text:style-name="P4">- a adopté la décision modificative n°5 concernant le budget communal,</text:p>
      <text:p text:style-name="P4"/>
      <text:p text:style-name="P4">- a adopté la décision modificative n°3 du budget assainissement,</text:p>
      <text:p text:style-name="P4"/>
      <text:p text:style-name="P4">- a délibéré favorablement quant à la dissolution du syndicat intercommunal pour la création et le fonctionnement d'une aire de stationnement des gens du voyage,</text:p>
      <text:p text:style-name="P4"/>
      <text:p text:style-name="P4">- a pris connaissance d'une convention mise en place entre les communes de Montreuil-en-Touraine et Neuillé-le-Lierre pour le fonctionnement du Regroupement Pédagogique,</text:p>
      <text:p text:style-name="P4"/>
      <text:p text:style-name="P4">- a été informé de la demande de transfert de bien de l'association foncière de Montreuil-en-Touraine au profit de la commune,</text:p>
      <text:p text:style-name="P4"/>
      <text:p text:style-name="P4">- a été informé de la procédure à mettre en œuvre auprès de la fourrière animale lorsqu'un animal est trouvé sur la commune,</text:p>
      <text:p text:style-name="P4"/>
      <text:p text:style-name="P4">Affiché le 17 décembre 2010</text:p>
      <text:p text:style-name="P4"/>
      <text:p text:style-name="P6"/>
      <text:p text:style-name="P6"/>
      <text:p text:style-name="P9">Le Maire et le Conseil Municipal seront heureux de vous accueillir à la cérémonie des vœux à la population le :</text:p>
      <text:p text:style-name="P10">jeudi 06 janvier 2010</text:p>
      <text:p text:style-name="P10">à 18h30 à la salle des fêtes</text:p>
      <text:p text:style-name="P7"/>
      <text:p text:style-name="P7"/>
      <text:p text:style-name="P8">Nous vous souhaitons <text:s/>de très belles fêtes de fin d'anné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-Bold" svg:font-family="Calibri-Bold"/>
    <style:font-face style:name="Clarendon Extended" svg:font-family="'Clarendon Extended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ITC Zapf Chancery" svg:font-family="'ITC Zapf Chancery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PTE-RENDU</dc:title>
    <meta:initial-creator>MAIRIE DE MONTREUIL</meta:initial-creator>
    <meta:creation-date>2008-05-19T15:17:00</meta:creation-date>
    <dc:creator>Isabelle Derouet</dc:creator>
    <dc:date>2010-12-17T15:45:43.62</dc:date>
    <meta:print-date>2010-12-17T15:44:20.90</meta:print-date>
    <meta:editing-cycles>11</meta:editing-cycles>
    <meta:editing-duration>PT01H29M02S</meta:editing-duration>
    <meta:generator>OpenOffice.org/3.2$Win32 OpenOffice.org_project/320m18$Build-9502</meta:generator>
    <meta:printed-by>Isabelle Derouet</meta:printed-by>
    <meta:document-statistic meta:table-count="0" meta:image-count="0" meta:object-count="0" meta:page-count="1" meta:paragraph-count="16" meta:word-count="181" meta:character-count="1102"/>
  </office:meta>
</office:document-meta>
</file>